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246.7pt"/>
    </style:style>
    <style:style style:name="co10" style:family="table-column">
      <style:table-column-properties fo:break-before="auto" style:column-width="27.5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25.06pt"/>
    </style:style>
    <style:style style:name="co13" style:family="table-column">
      <style:table-column-properties fo:break-before="auto" style:column-width="207.41pt"/>
    </style:style>
    <style:style style:name="co14" style:family="table-column">
      <style:table-column-properties fo:break-before="auto" style:column-width="97.4pt"/>
    </style:style>
    <style:style style:name="co15" style:family="table-column">
      <style:table-column-properties fo:break-before="auto" style:column-width="94.25pt"/>
    </style:style>
    <style:style style:name="co16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Application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pplication Response" table:style-name="ta1" table:print-ranges="'Application Response'.A2:'Application Response'.AE1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26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3" table:number-columns-repeated="2" table:default-cell-style-name="ce3"/>
        <table:table-column table:style-name="co15" table:default-cell-style-name="ce3"/>
        <table:table-column table:style-name="co8" table:number-columns-repeated="8" table:default-cell-style-name="ce3"/>
        <table:table-column table:style-name="co16" table:default-cell-style-name="ce3"/>
        <table:table-column table:style-name="co3" table:number-columns-repeated="205" table:default-cell-style-name="ce3"/>
        <table:table-column table:style-name="co3" table:number-columns-repeated="19" table:default-cell-style-name="ce6"/>
        <table:table-row table:style-name="ro1">
          <table:table-cell table:style-name="ce1" office:value-type="string">
            <office:annotation draw:style-name="gr1" draw:text-style-name="P1" svg:width="297.35pt" svg:height="111.77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9pt" svg:height="111.77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9.21pt" svg:height="111.77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7.94pt" svg:height="111.77pt" svg:x="686.38pt" svg:y="7.85pt" draw:caption-point-x="-686.3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6.38pt" svg:height="71.72pt" svg:x="770.91pt" svg:y="2.1pt" draw:caption-point-x="-770.9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307.5pt" svg:height="154.8pt" svg:x="866.35pt" svg:y="2.1pt" draw:caption-point-x="-866.35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307.47pt" svg:height="154.8pt" svg:x="930.53pt" svg:y="2.1pt" draw:caption-point-x="-930.53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05pt" svg:height="109.3pt" svg:x="994.68pt" svg:y="2.1pt" draw:caption-point-x="-994.68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4.03pt" svg:height="111.77pt" svg:x="1058.85pt" svg:y="7.85pt" draw:caption-point-x="-1058.85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05pt" svg:height="111.77pt" svg:x="1251.33pt" svg:y="7.85pt" draw:caption-point-x="-1251.33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26pt" svg:height="111.77pt" svg:x="1349.12pt" svg:y="7.85pt" draw:caption-point-x="-1349.12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3pt" svg:height="111.77pt" svg:x="1555.03pt" svg:y="7.85pt" draw:caption-point-x="-1555.03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87pt" svg:height="111.77pt" svg:x="1585.56pt" svg:y="7.85pt" draw:caption-point-x="-1585.56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2pt" svg:height="111.77pt" svg:x="1698.97pt" svg:y="7.85pt" draw:caption-point-x="-1698.97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44.15pt" svg:height="111.77pt" svg:x="2082.59pt" svg:y="7.85pt" draw:caption-point-x="-2082.59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2" office:value-type="string">
            <text:p>Current Version</text:p>
          </table:table-cell>
          <table:table-cell table:style-name="ce40" office:value-type="string">
            <office:annotation draw:style-name="gr1" draw:text-style-name="P1" svg:width="126pt" svg:height="111.77pt" svg:x="2466pt" svg:y="7.85pt" draw:caption-point-x="-2466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0" office:value-type="string">
            <office:annotation draw:style-name="gr1" draw:text-style-name="P1" svg:width="127.53pt" svg:height="111.77pt" svg:x="2536.44pt" svg:y="7.85pt" draw:caption-point-x="-2536.44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2" office:value-type="string">
            <text:p>Context: Business Process</text:p>
          </table:table-cell>
          <table:table-cell table:style-name="ce42" office:value-type="string">
            <text:p>Context: Region (Geopolitical)</text:p>
          </table:table-cell>
          <table:table-cell table:style-name="ce42" office:value-type="string">
            <text:p>Context: Official Constraints</text:p>
          </table:table-cell>
          <table:table-cell table:style-name="ce42" office:value-type="string">
            <text:p>Context: Product</text:p>
          </table:table-cell>
          <table:table-cell table:style-name="ce42" office:value-type="string">
            <text:p>Context: Industry</text:p>
          </table:table-cell>
          <table:table-cell table:style-name="ce42" office:value-type="string">
            <text:p>Context: Role</text:p>
          </table:table-cell>
          <table:table-cell table:style-name="ce42" office:value-type="string">
            <text:p>Context: Supporting Role</text:p>
          </table:table-cell>
          <table:table-cell table:style-name="ce42" office:value-type="string">
            <text:p>Context: System Constraint</text:p>
          </table:table-cell>
          <table:table-cell table:style-name="ce42" office:value-type="string">
            <text:p>Editor's Notes</text:p>
          </table:table-cell>
          <table:table-cell table:style-name="ce42" office:value-type="string">
            <text:p>Changes for UBL 2.0 Update Package</text:p>
          </table:table-cell>
          <table:table-cell table:style-name="ce8" table:number-columns-repeated="113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ApplicationResponse">
              <text:p>ApplicationResponse</text:p>
            </table:table-cell>
            <table:table-cell table:style-name="ce2" office:value-type="string">
              <text:p>Application Response. Details</text:p>
            </table:table-cell>
            <table:table-cell table:style-name="ce7"/>
            <table:table-cell table:style-name="ce7" office:value-type="string">
              <text:p>Application Response</text:p>
            </table:table-cell>
            <table:table-cell table:style-name="ce7" table:number-columns-repeated="10"/>
            <table:table-cell table:style-name="ce18"/>
            <table:table-cell table:style-name="ce7" office:value-type="string">
              <text:p>ABIE</text:p>
            </table:table-cell>
            <table:table-cell table:style-name="ce24" office:value-type="string">
              <text:p>A document to indicate the application's response to a transaction. This may be a business response and/or a technical response, sent automatically by an application or initiated by a user.</text:p>
            </table:table-cell>
            <table:table-cell table:style-name="ce24"/>
            <table:table-cell table:style-name="ce33"/>
            <table:table-cell table:style-name="ce36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3" table:number-columns-repeated="112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Application Response. UBL Version Identifier. Identifier</text:p>
          </table:table-cell>
          <table:table-cell table:style-name="ce8"/>
          <table:table-cell office:value-type="string">
            <text:p>Application Response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5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12" office:value-type="string">
            <text:p>Procurement</text:p>
          </table:table-cell>
          <table:table-cell table:style-name="ce8" table:number-columns-repeated="9"/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4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Application Response. Customization Identifier. Identifier</text:p>
          </table:table-cell>
          <table:table-cell table:style-name="ce8"/>
          <table:table-cell office:value-type="string">
            <text:p>Application Response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12" office:value-type="string">
            <text:p>Procurement</text:p>
          </table:table-cell>
          <table:table-cell table:style-name="ce8" table:number-columns-repeated="8"/>
          <table:table-cell table:style-name="ce8" office:value-type="string">
            <text:p>H3 formula pasted to H4 and H5</text:p>
          </table:table-cell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4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Application Response. Profile Identifier. Identifier</text:p>
          </table:table-cell>
          <table:table-cell table:style-name="ce8"/>
          <table:table-cell office:value-type="string">
            <text:p>Application Response</text:p>
          </table:table-cell>
          <table:table-cell table:style-name="ce12"/>
          <table:table-cell table:style-name="ce12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5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12" office:value-type="string">
            <text:p>Procurement</text:p>
          </table:table-cell>
          <table:table-cell table:style-name="ce8" table:number-columns-repeated="8"/>
          <table:table-cell table:style-name="ce8" office:value-type="string">
            <text:p>H3 formula pasted to H4 and H5</text:p>
          </table:table-cell>
          <table:table-cell table:style-name="ce44" table:number-columns-repeated="114"/>
          <table:table-cell table:number-columns-repeated="91"/>
          <table:table-cell table:style-name="ce3"/>
          <table:table-cell table:number-columns-repeated="18"/>
        </table:table-row>
        <table:table-row table:style-name="ro5">
          <table:table-cell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Application Response. Identifier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An identifier for the Application Response assigned by the sender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14"/>
          <table:table-cell table:style-name="ce43" table:number-columns-repeated="2"/>
          <table:table-cell table:style-name="ce26" table:number-columns-repeated="2"/>
          <table:table-cell table:style-name="ce43" table:number-columns-repeated="125"/>
          <table:table-cell table:number-columns-repeated="74"/>
          <table:table-cell table:style-name="ce3" table:number-columns-repeated="19"/>
        </table:table-row>
        <table:table-row table:style-name="ro4">
          <table:table-cell office:value-type="string">
            <text:p>UUID</text:p>
          </table:table-cell>
          <table:table-cell office:value-type="string">
            <text:p>Application Response. UUID. Identifier</text:p>
          </table:table-cell>
          <table:table-cell/>
          <table:table-cell office:value-type="string">
            <text:p>Application Response</text:p>
          </table:table-cell>
          <table:table-cell table:style-name="ce6"/>
          <table:table-cell/>
          <table:table-cell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universally unique identifier for an instance of this ABI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2"/>
          <table:table-cell table:number-columns-repeated="112"/>
        </table:table-row>
        <table:table-row table:style-name="ro4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office:value-type="string">
            <text:p>Application Response. Issu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The date assigned by the sender's application on which the Application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4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office:value-type="string">
            <text:p>Application Response. Issu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time assigned by the sender's application at which the Application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3"/>
          <table:table-cell table:number-columns-repeated="111"/>
        </table:table-row>
        <table:table-row table:style-name="ro4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ResponseDate">
            <text:p>ResponseDate</text:p>
          </table:table-cell>
          <table:table-cell office:value-type="string">
            <text:p>Application Response. Response Date. Dat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Response Date">
            <text:p>Respons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at which the information in the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2"/>
          <table:table-cell table:number-columns-repeated="112"/>
        </table:table-row>
        <table:table-row table:style-name="ro4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sponseTime">
            <text:p>ResponseTime</text:p>
          </table:table-cell>
          <table:table-cell office:value-type="string">
            <text:p>Application Response. Response Time. Time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Respons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Response Time">
            <text:p>Respons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t which the information in the response was created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2"/>
          <table:table-cell table:number-columns-repeated="112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Application Response. Note. Text</text:p>
          </table:table-cell>
          <table:table-cell/>
          <table:table-cell office:value-type="string">
            <text:p>Application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Application Response. <text:s/>This element may contain notes or any other similar information that is not contained explicitly in another structure.</text:p>
          </table:table-cell>
          <table:table-cell table:number-columns-repeated="2"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2"/>
          <table:table-cell table:number-columns-repeated="112"/>
        </table:table-row>
        <table:table-row table:style-name="ro4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VersionID">
            <text:p>VersionID</text:p>
          </table:table-cell>
          <table:table-cell office:value-type="string">
            <text:p>Application Response. Version Identifier. Identifier</text:p>
          </table:table-cell>
          <table:table-cell/>
          <table:table-cell office:value-type="string">
            <text:p>Application Response</text:p>
          </table:table-cell>
          <table:table-cell/>
          <table:table-cell office:value-type="string">
            <text:p>Version</text:p>
          </table:table-cell>
          <table:table-cell table:style-name="ce14" office:value-type="string">
            <text:p>Identifier</text:p>
          </table:table-cell>
          <table:table-cell table:formula="oooc:=IF([.F13]&lt;&gt;&quot;&quot;;CONCATENATE([.F13];&quot; &quot;;[.G13]);[.G13])" office:value-type="string" office:string-value="Version Identifier">
            <text:p>Version Identifier</text:p>
          </table:table-cell>
          <table:table-cell office:value-type="string">
            <text:p>Identifier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Identifies the current version of this document.</text:p>
          </table:table-cell>
          <table:table-cell office:value-type="string">
            <text:p>"1.1"</text:p>
          </table:table-cell>
          <table:table-cell/>
          <table:table-cell table:style-name="ce38" office:value-type="string">
            <text:p>2.0</text:p>
          </table:table-cell>
          <table:table-cell table:number-columns-repeated="2"/>
          <table:table-cell table:style-name="ce12" office:value-type="string">
            <text:p>Procurement</text:p>
          </table:table-cell>
          <table:table-cell table:number-columns-repeated="9"/>
          <table:table-cell table:style-name="ce43" table:number-columns-repeated="112"/>
          <table:table-cell table:number-columns-repeated="112"/>
        </table:table-row>
        <table:table-row table:style-name="ro4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Application Response. Signature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number-columns-repeated="2" table:style-name="ce9"/>
          <table:table-cell table:style-name="ce9"/>
          <table:table-cell table:style-name="ce4" table:formula="oooc:=[.M14]" office:value-type="string" office:string-value="Signature">
            <text:p>Signature</text:p>
          </table:table-cell>
          <table:table-cell table:style-name="ce4" table:formula="oooc:=[.M14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Signature.</text:p>
          </table:table-cell>
          <table:table-cell table:style-name="ce30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3" table:number-columns-repeated="113"/>
          <table:table-cell table:number-columns-repeated="111"/>
        </table:table-row>
        <table:table-row table:style-name="ro4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nderParty">
            <text:p>SenderParty</text:p>
          </table:table-cell>
          <table:table-cell table:style-name="ce4" office:value-type="string">
            <text:p>Application Response. Sender_ Party. Party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style-name="ce9" office:value-type="string">
            <text:p>Sender</text:p>
          </table:table-cell>
          <table:table-cell table:style-name="ce9"/>
          <table:table-cell table:style-name="ce9"/>
          <table:table-cell table:style-name="ce4" table:formula="oooc:=[.M15]" office:value-type="string" office:string-value="Party">
            <text:p>Party</text:p>
          </table:table-cell>
          <table:table-cell table:style-name="ce4" table:formula="oooc:=[.M15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Party sending this document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ceiverParty">
            <text:p>ReceiverParty</text:p>
          </table:table-cell>
          <table:table-cell table:style-name="ce4" office:value-type="string">
            <text:p>Application Response. Receiver_ Party. Party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style-name="ce9" office:value-type="string">
            <text:p>Receiver</text:p>
          </table:table-cell>
          <table:table-cell table:style-name="ce9"/>
          <table:table-cell table:style-name="ce9"/>
          <table:table-cell table:style-name="ce4" table:formula="oooc:=[.M16]" office:value-type="string" office:string-value="Party">
            <text:p>Party</text:p>
          </table:table-cell>
          <table:table-cell table:style-name="ce4" table:formula="oooc:=[.M16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/>
          <table:table-cell table:style-name="ce22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Party receiving this document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ocumentResponse">
            <text:p>DocumentResponse</text:p>
          </table:table-cell>
          <table:table-cell table:style-name="ce4" office:value-type="string">
            <text:p>Application Response. Document Response</text:p>
          </table:table-cell>
          <table:table-cell table:style-name="ce9"/>
          <table:table-cell table:style-name="ce9" office:value-type="string">
            <text:p>Application Response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Document Response">
            <text:p>Document Response</text:p>
          </table:table-cell>
          <table:table-cell table:style-name="ce4" table:formula="oooc:=[.M17]" office:value-type="string" office:string-value="Document Response">
            <text:p>Document Respons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sponse</text:p>
          </table:table-cell>
          <table:table-cell table:style-name="ce9"/>
          <table:table-cell table:style-name="ce21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 response to one or more documents.</text:p>
          </table:table-cell>
          <table:table-cell table:style-name="ce30"/>
          <table:table-cell table:style-name="ce34"/>
          <table:table-cell table:style-name="ce39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4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4"/>
          <table:table-cell table:style-name="ce35"/>
          <table:table-cell table:style-name="ce41"/>
          <table:table-cell table:style-name="ce5" table:number-columns-repeated="10"/>
          <table:table-cell table:number-columns-repeated="224"/>
        </table:table-row>
        <table:table-row table:style-name="ro6" table:number-rows-repeated="48">
          <table:table-cell table:number-columns-repeated="256"/>
        </table:table-row>
        <table:table-row table:style-name="ro5">
          <table:table-cell table:style-name="ce5" table:number-columns-repeated="13"/>
          <table:table-cell table:style-name="ce17"/>
          <table:table-cell table:style-name="ce23"/>
          <table:table-cell table:style-name="ce17" office:value-type="string">
            <text:p>END</text:p>
          </table:table-cell>
          <table:table-cell table:style-name="ce31" table:number-columns-repeated="2"/>
          <table:table-cell table:style-name="ce35"/>
          <table:table-cell table:style-name="ce31"/>
          <table:table-cell table:style-name="ce5" table:number-columns-repeated="12"/>
          <table:table-cell table:number-columns-repeated="224"/>
        </table:table-row>
        <table:table-row table:style-name="ro6" table:number-rows-repeated="65468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expression table:name="BuiltIn_AutoFilter___1" table:base-cell-address="$'Application Response'.$A$1" table:expression="&quot;$Invoice.$#REF!$#REF!:$#REF!$#REF!&quot;"/>
        <table:named-range table:name="Excel_BuiltIn_Print_Titles_1_1" table:base-cell-address="$'Application Response'.$A$1" table:cell-range-address="$'Application Response'.$A$2:.$IC$2"/>
        <table:named-expression table:name="Excel_BuiltIn_Print_Titles_1___0" table:base-cell-address="$'Application Response'.$A$1" table:expression="&quot;$Invoice.$#REF!$#REF!:$#REF!$#REF!&quot;"/>
        <table:named-range table:name="Excel_BuiltIn_Print_Area_1" table:base-cell-address="$'Application Response'.$A$1" table:cell-range-address="$'Application Response'.$A$2:.$AE$13" table:range-usable-as="print-range"/>
        <table:named-range table:name="Excel_BuiltIn_Print_Titles_1" table:base-cell-address="$'Application Response'.$A$1" table:cell-range-address="$'Application Respons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9">01/29/2008</text:date>, <text:time>15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plication_20_Response" style:display-name="PageStyle_Application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29">01/29/2008</text:date></text:span><text:span text:style-name="T1"> GMT <text:s/></text:span><text:span text:style-name="T1"><text:time>15:21:1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29">01/29/2008</text:date></text:span><text:span text:style-name="T1"> GMT <text:s/></text:span><text:span text:style-name="T1"><text:time>15:21:1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60"/>
  </office:meta>
</office:document-meta>
</file>